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324d" officeooo:paragraph-rsid="0005324d"/>
    </style:style>
    <style:style style:name="P2" style:family="paragraph" style:parent-style-name="Standard">
      <style:text-properties fo:font-weight="bold" officeooo:rsid="0005324d" officeooo:paragraph-rsid="0005324d" style:font-weight-asian="bold" style:font-weight-complex="bold"/>
    </style:style>
    <style:style style:name="P3" style:family="paragraph" style:parent-style-name="Standard">
      <style:text-properties officeooo:rsid="000626d1" officeooo:paragraph-rsid="000626d1"/>
    </style:style>
    <style:style style:name="P4" style:family="paragraph" style:parent-style-name="Standard">
      <style:text-properties fo:font-style="italic" officeooo:rsid="000626d1" officeooo:paragraph-rsid="000626d1" style:font-style-asian="italic" style:font-style-complex="italic"/>
    </style:style>
    <style:style style:name="P5" style:family="paragraph" style:parent-style-name="Standard">
      <style:text-properties fo:font-style="italic" officeooo:rsid="0008abc4" officeooo:paragraph-rsid="0008abc4" style:font-style-asian="italic" style:font-style-complex="italic"/>
    </style:style>
    <style:style style:name="P6" style:family="paragraph" style:parent-style-name="Standard">
      <style:text-properties fo:font-style="italic" style:text-underline-style="none" officeooo:rsid="000626d1" officeooo:paragraph-rsid="000626d1" style:font-style-asian="italic" style:font-style-complex="italic"/>
    </style:style>
    <style:style style:name="P7" style:family="paragraph" style:parent-style-name="Standard">
      <style:text-properties fo:font-style="italic" style:text-underline-style="none" officeooo:rsid="0007eb22" officeooo:paragraph-rsid="0007eb22" style:font-style-asian="italic" style:font-style-complex="italic"/>
    </style:style>
    <style:style style:name="P8" style:family="paragraph" style:parent-style-name="Standard">
      <style:text-properties fo:font-style="italic" style:text-underline-style="none" officeooo:rsid="0008791b" officeooo:paragraph-rsid="0008791b" style:font-style-asian="italic" style:font-style-complex="italic"/>
    </style:style>
    <style:style style:name="P9" style:family="paragraph" style:parent-style-name="Standard">
      <style:text-properties fo:font-style="italic" style:text-underline-style="none" officeooo:rsid="0008abc4" officeooo:paragraph-rsid="0008abc4" style:font-style-asian="italic" style:font-style-complex="italic"/>
    </style:style>
    <style:style style:name="P10" style:family="paragraph" style:parent-style-name="Standard">
      <style:text-properties fo:font-style="normal" style:text-underline-style="solid" style:text-underline-width="auto" style:text-underline-color="font-color" officeooo:rsid="000626d1" officeooo:paragraph-rsid="000626d1" style:font-style-asian="normal" style:font-style-complex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officeooo:rsid="0005324d" officeooo:paragraph-rsid="0008abc4" style:font-style-asian="normal" style:font-style-complex="normal"/>
    </style:style>
    <style:style style:name="P12" style:family="paragraph" style:parent-style-name="Standard">
      <style:text-properties style:text-underline-style="solid" style:text-underline-width="auto" style:text-underline-color="font-color" officeooo:rsid="000626d1" officeooo:paragraph-rsid="000626d1"/>
    </style:style>
    <style:style style:name="P13" style:family="paragraph" style:parent-style-name="Standard">
      <style:text-properties style:text-underline-style="solid" style:text-underline-width="auto" style:text-underline-color="font-color" officeooo:rsid="0005324d" officeooo:paragraph-rsid="0007eb22"/>
    </style:style>
    <style:style style:name="P14" style:family="paragraph" style:parent-style-name="Standard">
      <style:text-properties style:text-underline-style="solid" style:text-underline-width="auto" style:text-underline-color="font-color" officeooo:rsid="0005324d" officeooo:paragraph-rsid="0008abc4"/>
    </style:style>
    <style:style style:name="P15" style:family="paragraph" style:parent-style-name="Standard">
      <style:text-properties fo:font-variant="normal" fo:text-transform="none" fo:color="#000000" style:font-name="Times New Roman" fo:font-size="14pt" fo:letter-spacing="normal" fo:font-style="italic" style:text-underline-style="none" fo:font-weight="normal" officeooo:rsid="000626d1" officeooo:paragraph-rsid="000626d1" style:font-style-asian="italic" style:font-style-complex="italic"/>
    </style:style>
    <style:style style:name="P16" style:family="paragraph" style:parent-style-name="Standard">
      <style:text-properties style:text-underline-style="none" officeooo:rsid="0007eb22" officeooo:paragraph-rsid="0007eb2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8791b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officeooo:rsid="0008791b" style:font-style-asian="normal" style:font-style-complex="normal"/>
    </style:style>
    <style:style style:name="T6" style:family="text">
      <style:text-properties officeooo:rsid="0008791b"/>
    </style:style>
    <style:style style:name="T7" style:family="text">
      <style:text-properties officeooo:rsid="0008abc4"/>
    </style:style>
    <style:style style:name="T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Действия незарегистрированных пользователей:</text:p>
      <text:p text:style-name="P1"/>
      <text:p text:style-name="P12">Регистрация нового пользователя:</text:p>
      <text:p text:style-name="P4">POST /users/ HTTP/1.1</text:p>
      <text:p text:style-name="P4">Host: wview.ru:8000</text:p>
      <text:p text:style-name="P4">Cache-Control: no-cache</text:p>
      <text:p text:style-name="P4">Postman-Token: eb65fe52-f3fe-911b-feba-77d78e769bac</text:p>
      <text:p text:style-name="P4">Content-Type: multipart/form-data; boundary=----WebKitFormBoundary7MA4YWxkTrZu0gW</text:p>
      <text:p text:style-name="P4"/>
      <text:p text:style-name="P4">------WebKitFormBoundary7MA4YWxkTrZu0gW</text:p>
      <text:p text:style-name="P4">Content-Disposition: form-data; name="username"</text:p>
      <text:p text:style-name="P4"/>
      <text:p text:style-name="P4">user</text:p>
      <text:p text:style-name="P4">------WebKitFormBoundary7MA4YWxkTrZu0gW</text:p>
      <text:p text:style-name="P4">Content-Disposition: form-data; name="password"</text:p>
      <text:p text:style-name="P4"/>
      <text:p text:style-name="P4">password</text:p>
      <text:p text:style-name="P4">------WebKitFormBoundary7MA4YWxkTrZu0gW</text:p>
      <text:p text:style-name="P4">Content-Disposition: form-data; name="sity"</text:p>
      <text:p text:style-name="P4"/>
      <text:p text:style-name="P4">1</text:p>
      <text:p text:style-name="P4">------WebKitFormBoundary7MA4YWxkTrZu0gW</text:p>
      <text:p text:style-name="P4">Content-Disposition: form-data; name="email"</text:p>
      <text:p text:style-name="P4"/>
      <text:p text:style-name="P4">mofrant@mail.ru</text:p>
      <text:p text:style-name="P4">------WebKitFormBoundary7MA4YWxkTrZu0gW--</text:p>
      <text:p text:style-name="P1"/>
      <text:p text:style-name="P10">Авторизация:</text:p>
      <text:p text:style-name="P6">POST /api-token-auth/ HTTP/1.1</text:p>
      <text:p text:style-name="P6">Host: wview.ru:8000</text:p>
      <text:p text:style-name="P6">Cache-Control: no-cache</text:p>
      <text:p text:style-name="P6">Postman-Token: 291dd498-f49f-d0ce-4fd0-64d2d431aeca</text:p>
      <text:p text:style-name="P6">Content-Type: multipart/form-data; boundary=----WebKitFormBoundary7MA4YWxkTrZu0gW</text:p>
      <text:p text:style-name="P6"/>
      <text:p text:style-name="P6">------WebKitFormBoundary7MA4YWxkTrZu0gW</text:p>
      <text:p text:style-name="P6">Content-Disposition: form-data; name="username"</text:p>
      <text:p text:style-name="P6"/>
      <text:p text:style-name="P6">user</text:p>
      <text:p text:style-name="P6">------WebKitFormBoundary7MA4YWxkTrZu0gW</text:p>
      <text:p text:style-name="P6">Content-Disposition: form-data; name="password"</text:p>
      <text:p text:style-name="P6"/>
      <text:p text:style-name="P6">password</text:p>
      <text:p text:style-name="P6">------WebKitFormBoundary7MA4YWxkTrZu0gW--</text:p>
      <text:p text:style-name="P6"/>
      <text:p text:style-name="P10">Ответ:</text:p>
      <text:p text:style-name="P15">{"token":"b069b006e03ea0dfcb1486431e59c4745f6b3ec3"}</text:p>
      <text:p text:style-name="P1"/>
      <text:p text:style-name="P12">Получение списка стран:</text:p>
      <text:p text:style-name="P4">GET /country/ HTTP/1.1</text:p>
      <text:p text:style-name="P4">Host: wview.ru:8000</text:p>
      <text:p text:style-name="P4">Cache-Control: no-cache</text:p>
      <text:p text:style-name="P4">Postman-Token: 9de7313f-8e83-1bd6-a129-7d46246ac403</text:p>
      <text:p text:style-name="P1"><text:soft-page-break/></text:p>
      <text:p text:style-name="P12">Получение списка городов страны:</text:p>
      <text:p text:style-name="P4">GET /sity/ HTTP/1.1</text:p>
      <text:p text:style-name="P4">Host: wview.ru:8000</text:p>
      <text:p text:style-name="P4">Cache-Control: no-cache</text:p>
      <text:p text:style-name="P4">Postman-Token: 10434faf-1bab-bb66-7170-91ae4bf9e312</text:p>
      <text:p text:style-name="P1"/>
      <text:p text:style-name="P2">Действия зарегистрированных пользователей:</text:p>
      <text:p text:style-name="P1"/>
      <text:p text:style-name="P12">Получение списка категорий:</text:p>
      <text:p text:style-name="P4">GET /category/ HTTP/1.1</text:p>
      <text:p text:style-name="P4">Host: wview.ru:8000</text:p>
      <text:p text:style-name="P4">Authorization: Token b069b006e03ea0dfcb1486431e59c4745f6b3ec3</text:p>
      <text:p text:style-name="P4">Cache-Control: no-cache</text:p>
      <text:p text:style-name="P4">Postman-Token: 2fc6df5b-e83e-fc16-9558-812a25226425</text:p>
      <text:p text:style-name="P1"/>
      <text:p text:style-name="P1">­ Получение одного поста</text:p>
      <text:p text:style-name="P1"/>
      <text:p text:style-name="P1">­ Получение тизера поста (только поля Заголовок, Подзаголовок, Текст анонса и (X)</text:p>
      <text:p text:style-name="P1"/>
      <text:p text:style-name="P1">превью первого изображения)</text:p>
      <text:p text:style-name="P1"/>
      <text:p text:style-name="P1">­ Получение всех постов (лента)</text:p>
      <text:p text:style-name="P1"/>
      <text:p text:style-name="P1">­ Получение всех постов категории</text:p>
      <text:p text:style-name="P1"/>
      <text:p text:style-name="P13">Добавление (с возможностью прикрепить изображения к посту):, редактирование, удаление постов:</text:p>
      <text:p text:style-name="P16"><text:tab/><text:span text:style-name="T1">Добавление картинкок для поста:</text:span></text:p>
      <text:p text:style-name="P7">POST /images/ HTTP/1.1</text:p>
      <text:p text:style-name="P7">Host: wview.ru:8000</text:p>
      <text:p text:style-name="P7">Authorization: Token b069b006e03ea0dfcb1486431e59c4745f6b3ec3</text:p>
      <text:p text:style-name="P7">Cache-Control: no-cache</text:p>
      <text:p text:style-name="P7">Postman-Token: 3c476695-e29b-dcd2-8c93-d5ea0d3838ea</text:p>
      <text:p text:style-name="P7">Content-Type: multipart/form-data; boundary=----WebKitFormBoundary7MA4YWxkTrZu0gW</text:p>
      <text:p text:style-name="P7"/>
      <text:p text:style-name="P7">------WebKitFormBoundary7MA4YWxkTrZu0gW</text:p>
      <text:p text:style-name="P7">Content-Disposition: form-data; name="image_original"; filename=""</text:p>
      <text:p text:style-name="P7">Content-Type: </text:p>
      <text:p text:style-name="P7"/>
      <text:p text:style-name="P7"/>
      <text:p text:style-name="P7">------WebKitFormBoundary7MA4YWxkTrZu0gW--</text:p>
      <text:p text:style-name="P7"><text:tab/><text:span text:style-name="T4">Добавление поста:</text:span></text:p>
      <text:p text:style-name="P7">POST /post/ HTTP/1.1</text:p>
      <text:p text:style-name="P7">Host: wview.ru:8000</text:p>
      <text:p text:style-name="P7">Authorization: Token b069b006e03ea0dfcb1486431e59c4745f6b3ec3</text:p>
      <text:p text:style-name="P7">Cache-Control: no-cache</text:p>
      <text:p text:style-name="P7">Postman-Token: a7991b90-65fc-c1dd-d704-b10ddcbdb7eb</text:p>
      <text:p text:style-name="P7">Content-Type: multipart/form-data; boundary=----WebKitFormBoundary7MA4YWxkTrZu0gW</text:p>
      <text:p text:style-name="P7"/>
      <text:p text:style-name="P7">------WebKitFormBoundary7MA4YWxkTrZu0gW</text:p>
      <text:p text:style-name="P7">Content-Disposition: form-data; name="category"</text:p>
      <text:p text:style-name="P7"><text:soft-page-break/></text:p>
      <text:p text:style-name="P7">1</text:p>
      <text:p text:style-name="P7">------WebKitFormBoundary7MA4YWxkTrZu0gW</text:p>
      <text:p text:style-name="P7">Content-Disposition: form-data; name="header"</text:p>
      <text:p text:style-name="P7"/>
      <text:p text:style-name="P7">Заголовок</text:p>
      <text:p text:style-name="P7">------WebKitFormBoundary7MA4YWxkTrZu0gW</text:p>
      <text:p text:style-name="P7">Content-Disposition: form-data; name="subheader"</text:p>
      <text:p text:style-name="P7"/>
      <text:p text:style-name="P7">Подзаголовок</text:p>
      <text:p text:style-name="P7">------WebKitFormBoundary7MA4YWxkTrZu0gW</text:p>
      <text:p text:style-name="P7">Content-Disposition: form-data; name="text"</text:p>
      <text:p text:style-name="P7"/>
      <text:p text:style-name="P7">Что-то очень важное</text:p>
      <text:p text:style-name="P7">------WebKitFormBoundary7MA4YWxkTrZu0gW</text:p>
      <text:p text:style-name="P7">Content-Disposition: form-data; name="user"</text:p>
      <text:p text:style-name="P7"/>
      <text:p text:style-name="P7">1</text:p>
      <text:p text:style-name="P7">------WebKitFormBoundary7MA4YWxkTrZu0gW</text:p>
      <text:p text:style-name="P7">Content-Disposition: form-data; name="image"</text:p>
      <text:p text:style-name="P7"/>
      <text:p text:style-name="P7"/>
      <text:p text:style-name="P7">------WebKitFormBoundary7MA4YWxkTrZu0gW--</text:p>
      <text:p text:style-name="P7"/>
      <text:p text:style-name="P7"><text:tab/><text:span text:style-name="T5">Редактирование:</text:span></text:p>
      <text:p text:style-name="P8">PUT /post/1 HTTP/1.1</text:p>
      <text:p text:style-name="P8">Host: wview.ru:8000</text:p>
      <text:p text:style-name="P8">Authorization: Token 1639f4323171136ec72d9175c26567c994829cad</text:p>
      <text:p text:style-name="P8">Content-Type: application/json</text:p>
      <text:p text:style-name="P8">Cache-Control: no-cache</text:p>
      <text:p text:style-name="P8">Postman-Token: e7d3710d-615d-6310-0ba9-53df07070615</text:p>
      <text:p text:style-name="P8"/>
      <text:p text:style-name="P8">{</text:p>
      <text:p text:style-name="P8"><text:s text:c="2"/>"pk": 1,</text:p>
      <text:p text:style-name="P8"><text:s text:c="2"/>"category": 1,</text:p>
      <text:p text:style-name="P8"><text:s text:c="2"/>"header": "Заголовок",</text:p>
      <text:p text:style-name="P8"><text:s text:c="2"/>"subheader": "Подзаголовок",</text:p>
      <text:p text:style-name="P8"><text:s text:c="2"/>"text": "Что-то очень важное",</text:p>
      <text:p text:style-name="P8"><text:s text:c="2"/>"images": [</text:p>
      <text:p text:style-name="P8"><text:s text:c="4"/>1,</text:p>
      <text:p text:style-name="P8"><text:s text:c="4"/>2</text:p>
      <text:p text:style-name="P8"><text:s text:c="2"/>],</text:p>
      <text:p text:style-name="P8"><text:s text:c="2"/>"user": 1,</text:p>
      <text:p text:style-name="P8"><text:s text:c="2"/>"date_edit": "2016-07-30T21:53:35.092812Z"</text:p>
      <text:p text:style-name="P8">}</text:p>
      <text:p text:style-name="P8"/>
      <text:p text:style-name="P8"><text:tab/><text:span text:style-name="T4">Удаление:</text:span></text:p>
      <text:p text:style-name="P8">DELETE /post/3 HTTP/1.1</text:p>
      <text:p text:style-name="P8">Host: wview.ru:8000</text:p>
      <text:p text:style-name="P8">Authorization: Token 1639f4323171136ec72d9175c26567c994829cad</text:p>
      <text:p text:style-name="P8">Content-Type: application/json</text:p>
      <text:p text:style-name="P8">Cache-Control: no-cache</text:p>
      <text:p text:style-name="P8"><text:soft-page-break/>Postman-Token: 4e06441c-017f-714f-4a5b-f4462e8871a4</text:p>
      <text:p text:style-name="P1"/>
      <text:p text:style-name="P14">Избранное: добавление и удаление поста:</text:p>
      <text:p text:style-name="P9">PUT /profile/2 HTTP/1.1</text:p>
      <text:p text:style-name="P9">Host: wview.ru:8000</text:p>
      <text:p text:style-name="P9">Authorization: Token b069b006e03ea0dfcb1486431e59c4745f6b3ec3</text:p>
      <text:p text:style-name="P9">Content-Type: application/json</text:p>
      <text:p text:style-name="P9">Cache-Control: no-cache</text:p>
      <text:p text:style-name="P9">Postman-Token: c6fdc217-e6a0-0e25-7159-0e227dcb931d</text:p>
      <text:p text:style-name="P9"/>
      <text:p text:style-name="P9">{</text:p>
      <text:p text:style-name="P9"><text:s text:c="2"/>"first_name": "",</text:p>
      <text:p text:style-name="P9"><text:s text:c="2"/>"last_name": "",</text:p>
      <text:p text:style-name="P9"><text:s text:c="2"/>"email": "mofrant@mail.ru",</text:p>
      <text:p text:style-name="P9"><text:s text:c="2"/>"sity": 1,</text:p>
      <text:p text:style-name="P9"><text:s text:c="2"/>"is_staff": false,</text:p>
      <text:p text:style-name="P9"><text:s text:c="2"/>"is_active": true,</text:p>
      <text:p text:style-name="P9"><text:s text:c="2"/>"last_login": null,</text:p>
      <text:p text:style-name="P9"><text:s text:c="2"/>"date_joined": "2016-07-30T21:14:05.607707Z",</text:p>
      <text:p text:style-name="P9"><text:s text:c="2"/>"favorites": [</text:p>
      <text:p text:style-name="P9"><text:s text:c="6"/>1,</text:p>
      <text:p text:style-name="P9"><text:s text:c="6"/>2</text:p>
      <text:p text:style-name="P9"><text:s text:c="6"/>]</text:p>
      <text:p text:style-name="P9">}</text:p>
      <text:p text:style-name="P1"/>
      <text:p text:style-name="P11">Получение списка избранного:</text:p>
      <text:p text:style-name="P5">GET /profile/2 HTTP/1.1</text:p>
      <text:p text:style-name="P5">Host: wview.ru:8000</text:p>
      <text:p text:style-name="P5">Authorization: Token b069b006e03ea0dfcb1486431e59c4745f6b3ec3</text:p>
      <text:p text:style-name="P5">Content-Type: application/json</text:p>
      <text:p text:style-name="P5">Cache-Control: no-cache</text:p>
      <text:p text:style-name="P5">Postman-Token: bb970e6f-c14e-677c-9476-2b2cbdc01460</text:p>
      <text:p text:style-name="P1"/>
      <text:p text:style-name="P2">Действия администратора:</text:p>
      <text:p text:style-name="P1"/>
      <text:p text:style-name="P12">Создание категорий постов:</text:p>
      <text:p text:style-name="P4">POST /category/ HTTP/1.1</text:p>
      <text:p text:style-name="P4">Host: wview.ru:8000</text:p>
      <text:p text:style-name="P4">Authorization: Token 1639f4323171136ec72d9175c26567c994829cad</text:p>
      <text:p text:style-name="P4">Cache-Control: no-cache</text:p>
      <text:p text:style-name="P4">Postman-Token: 707705e8-18a1-9cce-bb4a-e0ef3438fdf2</text:p>
      <text:p text:style-name="P4">Content-Type: multipart/form-data; boundary=----WebKitFormBoundary7MA4YWxkTrZu0gW</text:p>
      <text:p text:style-name="P4"/>
      <text:p text:style-name="P4">------WebKitFormBoundary7MA4YWxkTrZu0gW</text:p>
      <text:p text:style-name="P4">Content-Disposition: form-data; name="name"</text:p>
      <text:p text:style-name="P4"/>
      <text:p text:style-name="P4">Новости</text:p>
      <text:p text:style-name="P3"><text:span text:style-name="T8">------WebKitFormBoundary7MA4YWxkTrZu0gW--</text:span></text:p>
      <text:p text:style-name="P1"/>
      <text:p text:style-name="P1"/>
      <text:p text:style-name="P12">Добавление страны:</text:p>
      <text:p text:style-name="P4">POST /country/ HTTP/1.1</text:p>
      <text:p text:style-name="P4"><text:soft-page-break/>Host: wview.ru:8000</text:p>
      <text:p text:style-name="P4">Authorization: Token 1639f4323171136ec72d9175c26567c994829cad</text:p>
      <text:p text:style-name="P4">Cache-Control: no-cache</text:p>
      <text:p text:style-name="P4">Postman-Token: bf86f146-04c4-e699-ed0d-a90685cb2dba</text:p>
      <text:p text:style-name="P4">Content-Type: multipart/form-data; boundary=----WebKitFormBoundary7MA4YWxkTrZu0gW</text:p>
      <text:p text:style-name="P4"/>
      <text:p text:style-name="P4">------WebKitFormBoundary7MA4YWxkTrZu0gW</text:p>
      <text:p text:style-name="P4">Content-Disposition: form-data; name="name"</text:p>
      <text:p text:style-name="P4"/>
      <text:p text:style-name="P4">Российская Федерация</text:p>
      <text:p text:style-name="P4">------WebKitFormBoundary7MA4YWxkTrZu0gW--</text:p>
      <text:p text:style-name="P4"/>
      <text:p text:style-name="P10">Добавление города:</text:p>
      <text:p text:style-name="P4">POST /sity/ HTTP/1.1</text:p>
      <text:p text:style-name="P4">Host: wview.ru:8000</text:p>
      <text:p text:style-name="P4">Authorization: Token 1639f4323171136ec72d9175c26567c994829cad</text:p>
      <text:p text:style-name="P4">Cache-Control: no-cache</text:p>
      <text:p text:style-name="P4">Postman-Token: 472e5137-0337-81fa-364e-cd4667049431</text:p>
      <text:p text:style-name="P4">Content-Type: multipart/form-data; boundary=----WebKitFormBoundary7MA4YWxkTrZu0gW</text:p>
      <text:p text:style-name="P4"/>
      <text:p text:style-name="P4">------WebKitFormBoundary7MA4YWxkTrZu0gW</text:p>
      <text:p text:style-name="P4">Content-Disposition: form-data; name="name"</text:p>
      <text:p text:style-name="P4"/>
      <text:p text:style-name="P4">Кунгур</text:p>
      <text:p text:style-name="P4">------WebKitFormBoundary7MA4YWxkTrZu0gW</text:p>
      <text:p text:style-name="P4">Content-Disposition: form-data; name="country"</text:p>
      <text:p text:style-name="P4"/>
      <text:p text:style-name="P4">1</text:p>
      <text:p text:style-name="P4">------WebKitFormBoundary7MA4YWxkTrZu0gW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18:30:18.275563866</meta:creation-date>
    <dc:date>2016-07-31T00:23:21.789694734</dc:date>
    <meta:editing-duration>PT7M10S</meta:editing-duration>
    <meta:editing-cycles>1</meta:editing-cycles>
    <meta:document-statistic meta:table-count="0" meta:image-count="0" meta:object-count="0" meta:page-count="5" meta:paragraph-count="186" meta:word-count="443" meta:character-count="5990" meta:non-whitespace-character-count="5697"/>
    <meta:generator>LibreOffice/4.3.3.2$Linux_x86 LibreOffice_project/430m0$Build-2</meta:generator>
  </office:meta>
</office:document-meta>
</file>